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vg:font-family="Bahnschrift" style:font-family-generic="swiss"/>
    <style:font-face style:name="Bahnschrift1" svg:font-family="Bahnschrif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vember" svg:font-family="November" style:font-family-generic="swiss"/>
  </office:font-face-decls>
  <office:automatic-styles>
    <style:style style:name="P1" style:family="paragraph" style:parent-style-name="Title">
      <style:paragraph-properties fo:margin-top="0.423cm" fo:margin-bottom="0.212cm" style:contextual-spacing="false" fo:text-align="center" style:justify-single-word="false" style:writing-mode="lr-tb"/>
      <style:text-properties fo:language="de" fo:country="DE" style:language-asian="zh" style:country-asian="CN" style:language-complex="hi" style:country-complex="IN"/>
    </style:style>
    <style:style style:name="P2" style:family="paragraph" style:parent-style-name="Subtitle">
      <style:paragraph-properties style:writing-mode="lr-tb"/>
      <style:text-properties fo:language="de" fo:country="DE" style:language-asian="zh" style:country-asian="CN" style:language-complex="hi" style:country-complex="IN"/>
    </style:style>
    <style:style style:name="P3" style:family="paragraph" style:parent-style-name="Heading_20_3" style:list-style-name="WWNum1">
      <style:paragraph-properties fo:text-align="center" style:justify-single-word="false" style:writing-mode="lr-tb"/>
      <style:text-properties fo:language="de" fo:country="DE" style:language-asian="zh" style:country-asian="CN" style:language-complex="hi" style:country-complex="IN"/>
    </style:style>
    <style:style style:name="T1" style:family="text">
      <style:text-properties officeooo:rsid="001344f4"/>
    </style:style>
    <style:style style:name="T2" style:family="text">
      <style:text-properties fo:font-variant="normal" fo:text-transform="none" fo:color="#000000" loext:opacity="100%" style:font-name="Bahnschrift1" fo:font-size="12pt" fo:letter-spacing="normal" fo:font-style="normal" fo:font-weight="normal"/>
    </style:style>
    <style:style style:name="T3" style:family="text">
      <style:text-properties fo:language="de" fo:country="DE" style:language-asian="zh" style:country-asian="CN" style:language-complex="hi" style:country-complex="IN"/>
    </style:style>
    <style:style style:name="T4" style:family="text">
      <style:text-properties fo:language="de" fo:country="DE" officeooo:rsid="001344f4" style:language-asian="zh" style:country-asian="CN" style:language-complex="hi" style:country-complex="IN"/>
    </style:style>
    <style:style style:name="T5" style:family="text">
      <style:text-properties fo:language="de" fo:country="DE" officeooo:rsid="00157e5f" style:language-asian="zh" style:country-asian="CN" style:language-complex="hi" style:country-complex="IN"/>
    </style:style>
    <style:style style:name="T6" style:family="text">
      <style:text-properties fo:language="de" fo:country="DE" officeooo:rsid="00199aeb" style:language-asian="zh" style:country-asian="CN" style:language-complex="hi" style:country-complex="IN"/>
    </style:style>
    <style:style style:name="T7" style:family="text">
      <style:text-properties fo:language="de" fo:country="DE" officeooo:rsid="001b7191" style:language-asian="zh" style:country-asian="CN" style:language-complex="hi" style:country-complex="IN"/>
    </style:style>
    <style:style style:name="T8" style:family="text">
      <style:text-properties fo:language="de" fo:country="DE" officeooo:rsid="001d6665" style:language-asian="zh" style:country-asian="CN" style:language-complex="hi" style:country-complex="IN"/>
    </style:style>
    <style:style style:name="T9" style:family="text">
      <style:text-properties fo:language="de" fo:country="DE" officeooo:rsid="001dfa55" style:language-asian="zh" style:country-asian="CN" style:language-complex="hi" style:country-complex="IN"/>
    </style:style>
    <style:style style:name="T10" style:family="text">
      <style:text-properties fo:language="de" fo:country="DE" officeooo:rsid="00217164"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Eldoria</text:p>
      <text:p text:style-name="P2">Die Kreatur von Eldoria</text:p>
      <text:list text:style-name="WWNum1">
        <text:list-item>
          <text:list>
            <text:list-item>
              <text:list>
                <text:list-item>
                  <text:h text:style-name="P3" text:outline-level="3">Ein Mensch wird zur Legende</text:h>
                </text:list-item>
              </text:list>
            </text:list-item>
          </text:list>
        </text:list-item>
      </text:list>
      <text:p text:style-name="Text_20_body">Auf der Erde am <text:span text:style-name="T1">1</text:span>. Juli 2025 auf der Straße, war ein Mensch, namens Finn. Er ging in der Stadt Stralsund hin und her, dabei ist er vor einem Laden gegangen, wo ein Mann mit einem Dolch herausstürmte und wild herumschlug. Finn, der Kampferfahrung hatte und ein Dojo führte, wollte ihn K. O. schlagen, aber der Mann hat ihn niedergestochen. Während er vor sich hin verblutete, sagte eine Stimme: „Möchten Sie wiedergeboren werden in der Welt von Eldoria?“ Finn sagte Ja! Danach wurde die Skills, die er erlangt hatte, auf der Erde in die Eldoria übertragen und danach öffnete er die Augen, aber er konnte nichts Sehen und Riechen, dafür aber fühlen. Er fühlte Pflanzen und Steine. Er bewegte sich weiter und weiter, danach sprach die Stimme zu Finn: „Mein Name ist Scienta Jarvis, ich bin vom gleichnamigen Skill. Sie können mich Jarvis nennen.“ Finn fragte, welche Skills er hat und wie er sie nutzen kann. Jarvis sagte: „Sie haben die folgenden <text:s/>Skills: </text:p>
      <text:p text:style-name="Text_20_body">perdere – Sie können Dinge zerstören,</text:p>
      <text:p text:style-name="Text_20_body">creo – Sie können Dinge erschaffen,</text:p>
      <text:p text:style-name="Text_20_body">merge – Skill miteinander Fusionieren,</text:p>
      <text:p text:style-name="Text_20_body">cogitare – Denken,</text:p>
      <text:p text:style-name="Text_20_body">discite – Lernen,</text:p>
      <text:p text:style-name="Text_20_body">scienta – Wissenschaft,</text:p>
      <text:p text:style-name="Text_20_body">Weiser – Vorentwicklung von Großer Weiser, </text:p>
      <text:p text:style-name="Text_20_body">Großer Weiser - Vorentwicklung von Jarvis, </text:p>
      <text:p text:style-name="Text_20_body">Jarvis – Vorentwicklung von Scienta Jarvis, </text:p>
      <text:p text:style-name="Text_20_body">Scienta Jarvis – Sie können ihn Fragen stellen, </text:p>
      <text:p text:style-name="Text_20_body">Feuerresistenz – Immun gegen Feuer, </text:p>
      <text:p text:style-name="Text_20_body">Wasserresistenz - Immun gegen Wasser, </text:p>
      <text:p text:style-name="Text_20_body">Elektroresistenz - Immun gegen Elektro, </text:p>
      <text:p text:style-name="Text_20_body">Physikalischeresistenz - Immun-gegen physikalischen Schaden, Körper ohne Blut,</text:p>
      <text:p text:style-name="Text_20_body"><text:span text:style-name="T3">Raubtier – Dinge aufnehmen, Skills von denen erlernen und in den Magen aufnehmen“ Wow hatte Finn gesagt und freute sich auf die ganzen Skills, aber er verstand nicht, wieso er so viele hat, aber er machte sich keine Gedanken mehr dazu. In der Höhle hat er versucht so viel wie möglich mit dem Skill „Raubtier“ zu erlernen, was mit dem Skill „discite“ sehr schnell ging, aber er konnte nur am Tag 5 Minuten lang etwas Lernen, da </text:span><text:soft-page-break/><text:span text:style-name="T3">sonst sein Gehirn wortwörtlich Explodieren würde, da er so viele Daten in sein Gehirn rein presst. Er ist weitergegangen und hat viele Dinge eingesammelt, eines davon sind Heilpflanzen, die Finn zu einer 99% Heilungsflasche verarbeitet hat. </text:span><text:span text:style-name="T4">Er trifft viele Gegner die er mithilfe des Skills „Raubtier“ absorbiert und die Skills bekommt. Er hat eine Schla</text:span><text:span text:style-name="T5">nge getötet und hat damit die Skills „Giftproduktion </text:span><text:span text:style-name="T6">und</text:span><text:span text:style-name="T5"> </text:span><text:span text:style-name="T2">Wärmesensorik</text:span><text:span text:style-name="T5">“ </text:span><text:span text:style-name="T6">erlernt. </text:span><text:span text:style-name="T7">Finn geht weiter und merkt das er irgentwie versink, deswegen denkt er das er sich im Wasser befindet und saugt das Wasser auf um Skills freizuschalten „Wassermanipulation; Wasserjetantrieb; Wasserklinge“ </text:span><text:span text:style-name="T8">er fährt durch die Höhle und merkt ein Schutz. Da spricht eine Lebensform zu Finn: „Hallo, ich bin gefangen und kann die den Skill “Magie Vision“ geben, wenn du mich anschaust.“ . Finn sagt: „JA“. Er bekommt den Skill und sieht ein Drache, der sagt, er sei das Element </text:span><text:span text:style-name="T9">Feuer </text:span><text:span text:style-name="T8">und hat den Namen </text:span><text:span text:style-name="T9">Ignis. Zur veranschaulichung seinen Kraft bläst er mit dem Skill Feueratem nichts weg, aber es brennt und wird heiß. Ignis sagt, er sei in einem Gefängnis was aus einem Unbekanten Material besteht und der Skill „{NAME FÜR DEN SKILL KÄFIG}“ von der Person mit dem Name {NAME DER PERSON}. </text:span><text:span text:style-name="T10">Finn fragt ob es etwas gibt was Leute anderen geben ins besondere Namen und Ignis hat Ja gesagt gehabt. Er sagte auch das mit Nachnamen Personen gliechgestellt werden, so fragte Finn ob sie beide einen gleichen Nachnamen bekommen. Igni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vg:font-family="Bahnschrift" style:font-family-generic="swiss"/>
    <style:font-face style:name="Bahnschrift1" svg:font-family="Bahnschrif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vember" svg:font-family="Novembe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Bahnschrift" fo:font-size="12pt" fo:language="en" fo:country="GB"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ahnschrift" fo:font-size="12pt" fo:language="en" fo:country="GB"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Bahnschrift" fo:font-family="Bahnschrift" style:font-family-generic="swiss"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ovember" fo:font-family="November" style:font-family-generic="swiss" fo:font-size="32pt" style:font-name-asian="Microsoft YaHei" style:font-family-asian="'Microsoft YaHei'" style:font-family-generic-asian="system" style:font-pitch-asian="variable" style:font-size-asian="32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Bahnschrift" fo:font-family="Bahnschrift" style:font-family-generic="swis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Bahnschrift" fo:font-family="Bahnschrift" style:font-family-generic="swis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ahnschrift" fo:font-family="Bahnschrift" style:font-family-generic="swiss" style:font-name-complex="Lucida Sans" style:font-family-complex="'Lucida Sans'"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1:03:56</meta:creation-date>
    <dc:language>de-DE</dc:language>
    <dc:date>2023-06-16T16:53:02.924000000</dc:date>
    <meta:editing-cycles>14</meta:editing-cycles>
    <meta:editing-duration>PT13H12M</meta:editing-duration>
    <meta:generator>LibreOffice/7.5.3.2$Windows_X86_64 LibreOffice_project/9f56dff12ba03b9acd7730a5a481eea045e468f3</meta:generator>
    <meta:document-statistic meta:table-count="0" meta:image-count="0" meta:object-count="0" meta:page-count="2" meta:paragraph-count="19" meta:word-count="550" meta:character-count="3435" meta:non-whitespace-character-count="2882"/>
    <meta:user-defined meta:name="AppVersion">15.0000</meta:user-defined>
  </office:meta>
</office:document-meta>
</file>